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áctico Nro. 3.2: Tipos de Dato Colección - Listas</text:title></text:p>
      <text:p text:style-name="OrgTitle"/>
      <text:p text:style-name="OrgSubtitle"><text:initial-creator>Juan Jose Della Vecchi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8a6b14">1. Ejercicio 1:</text:a></text:p>
          <text:p text:style-name="Contents_20_1"><text:a xlink:type="simple" xlink:href="#org66a244b">2. Ejercicio 2:</text:a></text:p>
          <text:p text:style-name="Contents_20_1"><text:a xlink:type="simple" xlink:href="#org12fe8a7">3. Ejercicio 3:</text:a></text:p>
          <text:p text:style-name="Contents_20_1"><text:a xlink:type="simple" xlink:href="#orgaa4bcac">4. Ejercicio 4:</text:a></text:p>
          <text:p text:style-name="Contents_20_1"><text:a xlink:type="simple" xlink:href="#org218e806">5. Ejercicio 5:</text:a></text:p>
          <text:p text:style-name="Contents_20_1"><text:a xlink:type="simple" xlink:href="#orgd077a9f">6. Ejercicio 6:</text:a></text:p>
          <text:p text:style-name="Contents_20_1"><text:a xlink:type="simple" xlink:href="#org84eb2d7">7. Ejercicio 7:</text:a></text:p>
          <text:p text:style-name="Contents_20_1"><text:a xlink:type="simple" xlink:href="#org10f80d0">8. Ejercicio 8:</text:a></text:p>
          <text:p text:style-name="Contents_20_1"><text:a xlink:type="simple" xlink:href="#org9da66e1">9. Ejercicio 9:</text:a></text:p>
          <text:p text:style-name="Contents_20_1"><text:a xlink:type="simple" xlink:href="#org3c09817">10. Ejercicio 10:</text:a></text:p>
          <text:p text:style-name="Contents_20_1"><text:a xlink:type="simple" xlink:href="#orgc1a7ab9">11. Ejercicio 11:</text:a></text:p>
          <text:p text:style-name="Contents_20_1"><text:a xlink:type="simple" xlink:href="#org59219d1">12. Ejercicio 12:</text:a></text:p>
          <text:p text:style-name="Contents_20_1"><text:a xlink:type="simple" xlink:href="#org841a692">13. Ejercicio 13:</text:a></text:p>
          <text:p text:style-name="Contents_20_1"><text:a xlink:type="simple" xlink:href="#orgc81894d">14. Ejercicio 14:</text:a></text:p>
          <text:p text:style-name="Contents_20_1"><text:a xlink:type="simple" xlink:href="#org6decf78">15. Ejercicio 15:</text:a></text:p>
          <text:p text:style-name="Contents_20_1"><text:a xlink:type="simple" xlink:href="#org219d4a7">16. Ejercicio 16:</text:a></text:p>
          <text:p text:style-name="Contents_20_1"><text:a xlink:type="simple" xlink:href="#orgac0a104">17. Ejercicio 17:</text:a></text:p>
        </text:index-body>
      </text:table-of-content>
      <text:p text:style-name="Text_20_body">Nota: Asuma una cantidad especíca de elementos cuando el ejercicio no lo
especique.
</text:p>
      <text:h text:style-name="Heading_20_1" text:outline-level="1" text:is-list-header="false">
<text:bookmark-start text:name="OrgXref.orgb8a6b14"/>
<text:bookmark text:name="orgb8a6b14"/>Ejercicio 1:
<text:bookmark-end text:name="OrgXref.orgb8a6b14"/></text:h>
      <text:p text:style-name="Text_20_body">Dada la siguiente lista l=[10,"hola",2.5,20,"que",3.5,30,"tal",4.5]
se pide recuperar:
</text:p>
      <text:list text:style-name="OrgNumberedList" text:continue-numbering="false">
        <text:list-item>
          <text:p text:style-name="Text_20_body">el 30
</text:p>
        </text:list-item>
        <text:list-item>
          <text:p text:style-name="Text_20_body">"hola"
</text:p>
        </text:list-item>
        <text:list-item>
          <text:p text:style-name="Text_20_body">10,"hola",2.5
</text:p>
        </text:list-item>
        <text:list-item>
          <text:p text:style-name="Text_20_body">Los strings
</text:p>
        </text:list-item>
        <text:list-item>
          <text:p text:style-name="Text_20_body">Los flotantes
</text:p>
        </text:list-item>
        <text:list-item>
          <text:p text:style-name="Text_20_body">Los enteros
</text:p>
        </text:list-item>
      </text:list>
      <text:p text:style-name="OrgSrcBlock"><text:span text:style-name="OrgSrcFontLockVariableNameFace">l</text:span><text:s/>=<text:s/><text:span text:style-name="OrgSrcRainbowDelimitersDepth1Face">[</text:span>10,<text:span text:style-name="OrgSrcFontLockStringFace">"hola"</text:span>,2.5,20,<text:span text:style-name="OrgSrcFontLockStringFace">"que"</text:span>,3.5,30,<text:span text:style-name="OrgSrcFontLockStringFace">"tal"</text:span>,4.5<text:span text:style-name="OrgSrcRainbowDelimitersDepth1Face">]</text:span></text:p>
      <text:p text:style-name="OrgSrcBlock"><text:span text:style-name="OrgSrcFontLockKeywordFace">print</text:span><text:s/><text:span text:style-name="OrgSrcRainbowDelimitersDepth1Face">(</text:span>l<text:span text:style-name="OrgSrcRainbowDelimitersDepth2Face">[</text:span>6<text:span text:style-name="OrgSrcRainbowDelimitersDepth2Face">]</text:span><text:span text:style-name="OrgSrcRainbowDelimitersDepth1Face">)</text:span></text:p>
      <text:p text:style-name="OrgSrcBlock"><text:span text:style-name="OrgSrcFontLockKeywordFace">print</text:span><text:s/><text:span text:style-name="OrgSrcRainbowDelimitersDepth1Face">(</text:span>l<text:span text:style-name="OrgSrcRainbowDelimitersDepth2Face">[</text:span>2<text:span text:style-name="OrgSrcRainbowDelimitersDepth2Face">]</text:span><text:span text:style-name="OrgSrcRainbowDelimitersDepth1Face">)</text:span></text:p>
      <text:p text:style-name="OrgSrcBlock"><text:span text:style-name="OrgSrcFontLockKeywordFace">print</text:span><text:s/><text:span text:style-name="OrgSrcRainbowDelimitersDepth1Face">(</text:span>l<text:span text:style-name="OrgSrcRainbowDelimitersDepth2Face">[</text:span>:3<text:span text:style-name="OrgSrcRainbowDelimitersDepth2Face">]</text:span><text:span text:style-name="OrgSrcRainbowDelimitersDepth1Face">)</text:span></text:p>
      <text:p text:style-name="OrgSrcBlock"><text:span text:style-name="OrgSrcFontLockVariableNameFace">strings</text:span><text:s/>=<text:s/><text:span text:style-name="OrgSrcFontLockBuiltinFace">list</text:span><text:span text:style-name="OrgSrcRainbowDelimitersDepth1Face">(</text:span><text:span text:style-name="OrgSrcFontLockBuiltinFace">filter</text:span><text:span text:style-name="OrgSrcRainbowDelimitersDepth2Face">(</text:span><text:span text:style-name="OrgSrcFontLockKeywordFace">lambda</text:span><text:s/>elemento:<text:s/><text:span text:style-name="OrgSrcFontLockBuiltinFace">isinstance</text:span><text:span text:style-name="OrgSrcRainbowDelimitersDepth3Face">(</text:span>elemento,<text:s/><text:span text:style-name="OrgSrcFontLockBuiltinFace">str</text:span><text:span text:style-name="OrgSrcRainbowDelimitersDepth3Face">)</text:span>,<text:s/>l<text:span text:style-name="OrgSrcRainbowDelimitersDepth2Face">)</text:span><text:span text:style-name="OrgSrcRainbowDelimitersDepth1Face">)</text:span></text:p>
      <text:p text:style-name="OrgSrcBlock"><text:span text:style-name="OrgSrcFontLockVariableNameFace">flotantes</text:span><text:s/>=<text:s/><text:span text:style-name="OrgSrcFontLockBuiltinFace">list</text:span><text:span text:style-name="OrgSrcRainbowDelimitersDepth1Face">(</text:span><text:span text:style-name="OrgSrcFontLockBuiltinFace">filter</text:span><text:span text:style-name="OrgSrcRainbowDelimitersDepth2Face">(</text:span><text:span text:style-name="OrgSrcFontLockKeywordFace">lambda</text:span><text:s/>elemento:<text:s/><text:span text:style-name="OrgSrcFontLockBuiltinFace">isinstance</text:span><text:span text:style-name="OrgSrcRainbowDelimitersDepth3Face">(</text:span>elemento,<text:s/><text:span text:style-name="OrgSrcFontLockBuiltinFace">float</text:span><text:span text:style-name="OrgSrcRainbowDelimitersDepth3Face">)</text:span>,<text:s/>l<text:span text:style-name="OrgSrcRainbowDelimitersDepth2Face">)</text:span><text:span text:style-name="OrgSrcRainbowDelimitersDepth1Face">)</text:span></text:p>
      <text:p text:style-name="OrgSrcBlock"><text:span text:style-name="OrgSrcFontLockVariableNameFace">enteros</text:span><text:s/>=<text:s/><text:span text:style-name="OrgSrcFontLockBuiltinFace">list</text:span><text:span text:style-name="OrgSrcRainbowDelimitersDepth1Face">(</text:span><text:span text:style-name="OrgSrcFontLockBuiltinFace">filter</text:span><text:span text:style-name="OrgSrcRainbowDelimitersDepth2Face">(</text:span><text:span text:style-name="OrgSrcFontLockKeywordFace">lambda</text:span><text:s/>elemento:<text:s/><text:span text:style-name="OrgSrcFontLockBuiltinFace">isinstance</text:span><text:span text:style-name="OrgSrcRainbowDelimitersDepth3Face">(</text:span>elemento,<text:s/><text:span text:style-name="OrgSrcFontLockBuiltinFace">int</text:span><text:span text:style-name="OrgSrcRainbowDelimitersDepth3Face">)</text:span>,<text:s/>l<text:span text:style-name="OrgSrcRainbowDelimitersDepth2Face">)</text:span><text:span text:style-name="OrgSrcRainbowDelimitersDepth1Face">)</text:span></text:p>
      <text:p text:style-name="OrgSrcBlock"><text:span text:style-name="OrgSrcFontLockKeywordFace">print</text:span><text:s/><text:span text:style-name="OrgSrcRainbowDelimitersDepth1Face">(</text:span><text:span text:style-name="OrgSrcFontLockStringFace">"Los<text:s/>strings<text:s/>son:"</text:span>,<text:s/>strings<text:span text:style-name="OrgSrcRainbowDelimitersDepth1Face">)</text:span></text:p>
      <text:p text:style-name="OrgSrcBlock"><text:span text:style-name="OrgSrcFontLockKeywordFace">print</text:span><text:s/><text:span text:style-name="OrgSrcRainbowDelimitersDepth1Face">(</text:span><text:span text:style-name="OrgSrcFontLockStringFace">"los<text:s/>flotantes<text:s/>son:"</text:span>,<text:s/>flotantes<text:span text:style-name="OrgSrcRainbowDelimitersDepth1Face">)</text:span></text:p>
      <text:p text:style-name="OrgSrcBlockLastLine"><text:span text:style-name="OrgSrcFontLockKeywordFace">print</text:span><text:s/><text:span text:style-name="OrgSrcRainbowDelimitersDepth1Face">(</text:span><text:span text:style-name="OrgSrcFontLockStringFace">"los<text:s/>enteros<text:s/>son:"</text:span>,<text:s/>enteros<text:span text:style-name="OrgSrcRainbowDelimitersDepth1Face">)</text:span></text:p>
      <text:h text:style-name="Heading_20_1" text:outline-level="1" text:is-list-header="false">
<text:bookmark-start text:name="OrgXref.org66a244b"/>
<text:bookmark text:name="org66a244b"/>Ejercicio 2:
<text:bookmark-end text:name="OrgXref.org66a244b"/></text:h>
      <text:p text:style-name="Text_20_body">Realice las siguientes actividades:
</text:p>
      <text:list text:style-name="OrgNumberedList" text:continue-numbering="false">
        <text:list-item>
          <text:p text:style-name="Text_20_body">Defina una lista l de tres números donde cada número es 0.
</text:p>
        </text:list-item>
        <text:list-item>
          <text:p text:style-name="Text_20_body">Defina una lista de un único elemento.
</text:p>
        </text:list-item>
        <text:list-item>
          <text:p text:style-name="Text_20_body">Defina una lista con n 0s.
</text:p>
        </text:list-item>
      </text:list>
      <text:p text:style-name="OrgSrcBlock"><text:span text:style-name="OrgSrcFontLockVariableNameFace">lista1</text:span><text:s/>=<text:s/><text:span text:style-name="OrgSrcRainbowDelimitersDepth1Face">[</text:span>0,<text:s/>0,<text:s/>0<text:span text:style-name="OrgSrcRainbowDelimitersDepth1Face">]</text:span></text:p>
      <text:p text:style-name="OrgSrcBlock"><text:span text:style-name="OrgSrcFontLockVariableNameFace">lista2</text:span><text:s/>=<text:s/><text:span text:style-name="OrgSrcRainbowDelimitersDepth1Face">[</text:span><text:span text:style-name="OrgSrcFontLockStringFace">"hola"</text:span><text:span text:style-name="OrgSrcRainbowDelimitersDepth1Face">]</text:span></text:p>
      <text:p text:style-name="OrgSrcBlock"><text:span text:style-name="OrgSrcFontLockVariableNameFace">n</text:span><text:s/>=<text:s/>5</text:p>
      <text:p text:style-name="OrgSrcBlock"><text:span text:style-name="OrgSrcFontLockVariableNameFace">lista3</text:span><text:s/>=<text:s/><text:span text:style-name="OrgSrcRainbowDelimitersDepth1Face">[</text:span><text:s/>0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2Face">(</text:span>n<text:span text:style-name="OrgSrcRainbowDelimitersDepth2Face">)</text:span><text:span text:style-name="OrgSrcRainbowDelimitersDepth1Face">]</text:span></text:p>
      <text:p text:style-name="OrgSrcBlock"><text:span text:style-name="OrgSrcFontLockKeywordFace">print</text:span><text:span text:style-name="OrgSrcRainbowDelimitersDepth1Face">(</text:span>lista1<text:span text:style-name="OrgSrcRainbowDelimitersDepth1Face">)</text:span></text:p>
      <text:p text:style-name="OrgSrcBlock"><text:span text:style-name="OrgSrcFontLockKeywordFace">print</text:span><text:span text:style-name="OrgSrcRainbowDelimitersDepth1Face">(</text:span>lista2<text:span text:style-name="OrgSrcRainbowDelimitersDepth1Face">)</text:span></text:p>
      <text:p text:style-name="OrgSrcBlockLastLine"><text:span text:style-name="OrgSrcFontLockKeywordFace">print</text:span><text:span text:style-name="OrgSrcRainbowDelimitersDepth1Face">(</text:span>lista3<text:span text:style-name="OrgSrcRainbowDelimitersDepth1Face">)</text:span></text:p>
      <text:h text:style-name="Heading_20_1" text:outline-level="1" text:is-list-header="false">
<text:bookmark-start text:name="OrgXref.org12fe8a7"/>
<text:bookmark text:name="org12fe8a7"/>Ejercicio 3:
<text:bookmark-end text:name="OrgXref.org12fe8a7"/></text:h>
      <text:p text:style-name="Text_20_body">Defina las listas l0 y l1 cada una con dos elementos numéricos
</text:p>
      <text:p text:style-name="Text_20_body">y luego construya la lista r cuyos elementos son la suma de los elemen-
tos de l0 y l1. Ejemplo: Si l0=[10,20] y l1=[8,20] la tupla r tiene que
</text:p>
      <text:p text:style-name="Text_20_body">contener r=[18,40].
</text:p>
      <text:p text:style-name="OrgSrcBlockLastLine"/>
      <text:h text:style-name="Heading_20_1" text:outline-level="1" text:is-list-header="false">
<text:bookmark-start text:name="OrgXref.orgaa4bcac"/>
<text:bookmark text:name="orgaa4bcac"/>Ejercicio 4:
<text:bookmark-end text:name="OrgXref.orgaa4bcac"/></text:h>
      <text:p text:style-name="Text_20_body">Escriba un ejemplo que muestre que las listas son mutables.
</text:p>
      <text:p text:style-name="OrgSrcBlockLastLine"/>
      <text:h text:style-name="Heading_20_1" text:outline-level="1" text:is-list-header="false">
<text:bookmark-start text:name="OrgXref.org218e806"/>
<text:bookmark text:name="org218e806"/>Ejercicio 5:
<text:bookmark-end text:name="OrgXref.org218e806"/></text:h>
      <text:p text:style-name="Text_20_body">Escriba un programa que dada una lista t con 5 elementos y
un número n produzca como resultado una nueva lista con todos los
elementos de la lista t multiplicados por el número n.
</text:p>
      <text:p text:style-name="OrgSrcBlock"><text:span text:style-name="OrgSrcFontLockVariableNameFace">l</text:span><text:s/>=<text:s/><text:span text:style-name="OrgSrcRainbowDelimitersDepth1Face">[</text:span><text:s/>1,<text:s/>1,<text:s/>2,<text:s/>3,<text:s/>5<text:span text:style-name="OrgSrcRainbowDelimitersDepth1Face">]</text:span></text:p>
      <text:p text:style-name="OrgSrcBlock"><text:span text:style-name="OrgSrcFontLockVariableNameFace">n</text:span><text:s/>=<text:s/>3</text:p>
      <text:p text:style-name="OrgSrcBlock"><text:span text:style-name="OrgSrcFontLockVariableNameFace">nueval</text:span><text:s/>=<text:s/><text:span text:style-name="OrgSrcRainbowDelimitersDepth1Face">[</text:span><text:span text:style-name="OrgSrcRainbowDelimitersDepth1Face">]</text:span></text:p>
      <text:p text:style-name="OrgSrcBlock"><text:span text:style-name="OrgSrcFontLockVariableNameFace">nueval</text:span><text:s/>=<text:s/><text:span text:style-name="OrgSrcFontLockBuiltinFace">list</text:span><text:span text:style-name="OrgSrcRainbowDelimitersDepth1Face">(</text:span><text:span text:style-name="OrgSrcFontLockBuiltinFace">map</text:span><text:s/><text:span text:style-name="OrgSrcRainbowDelimitersDepth2Face">(</text:span><text:span text:style-name="OrgSrcFontLockKeywordFace">lambda</text:span><text:s/>el:el*n,<text:s/>l<text:span text:style-name="OrgSrcRainbowDelimitersDepth2Face">)</text:span><text:span text:style-name="OrgSrcRainbowDelimitersDepth1Face">)</text:span></text:p>
      <text:p text:style-name="OrgSrcBlockLastLine"><text:span text:style-name="OrgSrcFontLockKeywordFace">print</text:span><text:span text:style-name="OrgSrcRainbowDelimitersDepth1Face">(</text:span>nueval<text:span text:style-name="OrgSrcRainbowDelimitersDepth1Face">)</text:span></text:p>
      <text:h text:style-name="Heading_20_1" text:outline-level="1" text:is-list-header="false">
<text:bookmark-start text:name="OrgXref.orgd077a9f"/>
<text:bookmark text:name="orgd077a9f"/>Ejercicio 6:
<text:bookmark-end text:name="OrgXref.orgd077a9f"/></text:h>
      <text:p text:style-name="Text_20_body">Escriba un programa que almacene el valor de tres variables
ingresadas por el usuario en una lista.
</text:p>
      <text:p text:style-name="OrgSrcBlock"><text:span text:style-name="OrgSrcFontLockVariableNameFace">lista</text:span><text:s/>=<text:s/><text:span text:style-name="OrgSrcRainbowDelimitersDepth1Face">[</text:span><text:span text:style-name="OrgSrcRainbowDelimitersDepth1Face">]</text:span></text:p>
      <text:p text:style-name="OrgSrcBlock"><text:span text:style-name="OrgSrcFontLockKeywordFace">for</text:span><text:s/>x<text:s/><text:span text:style-name="OrgSrcFontLockKeywordFace">in</text:span><text:s/><text:span text:style-name="OrgSrcFontLockBuiltinFace">range</text:span><text:span text:style-name="OrgSrcRainbowDelimitersDepth1Face">(</text:span>3<text:span text:style-name="OrgSrcRainbowDelimitersDepth1Face">)</text:span>:</text:p>
      <text:p text:style-name="OrgSrcBlock"><text:s/><text:s/><text:span text:style-name="OrgSrcFontLockVariableNameFace">n</text:span><text:s/>=<text:s/><text:span text:style-name="OrgSrcFontLockBuiltinFace">input</text:span><text:s/><text:span text:style-name="OrgSrcRainbowDelimitersDepth1Face">(</text:span><text:span text:style-name="OrgSrcFontLockStringFace">"ingrese<text:s/>un<text:s/>elemento<text:s/>para<text:s/>agregar<text:s/>a<text:s/>la<text:s/>lista:<text:s/>"</text:span><text:span text:style-name="OrgSrcRainbowDelimitersDepth1Face">)</text:span></text:p>
      <text:p text:style-name="OrgSrcBlock"><text:s/><text:s/>lista.append<text:span text:style-name="OrgSrcRainbowDelimitersDepth1Face">(</text:span>n<text:span text:style-name="OrgSrcRainbowDelimitersDepth1Face">)</text:span></text:p>
      <text:p text:style-name="OrgSrcBlock"/>
      <text:p text:style-name="OrgSrcBlockLastLine"><text:span text:style-name="OrgSrcFontLockKeywordFace">print</text:span><text:span text:style-name="OrgSrcRainbowDelimitersDepth1Face">(</text:span>lista<text:span text:style-name="OrgSrcRainbowDelimitersDepth1Face">)</text:span></text:p>
      <text:h text:style-name="Heading_20_1" text:outline-level="1" text:is-list-header="false">
<text:bookmark-start text:name="OrgXref.org84eb2d7"/>
<text:bookmark text:name="org84eb2d7"/>Ejercicio 7:
<text:bookmark-end text:name="OrgXref.org84eb2d7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cuatro números, los almacene una
</text:p>
        </text:list-item>
      </text:list>
      <text:p text:style-name="Text_20_body">lista l.
</text:p>
      <text:list text:style-name="OrgNumberedList" text:continue-numbering="false">
        <text:list-item>
          <text:p text:style-name="Text_20_body">Genere una lista s la cual se obtiene sumando a cada elemento de
</text:p>
        </text:list-item>
      </text:list>
      <text:p text:style-name="Text_20_body">l un valor ingresado por el usuario.
</text:p>
      <text:list text:style-name="OrgNumberedList" text:continue-numbering="false">
        <text:list-item>
          <text:p text:style-name="Text_20_body">Genere una lista r la cual se obtiene restando a cada elemento de
</text:p>
        </text:list-item>
      </text:list>
      <text:p text:style-name="Text_20_body">l un valor ingresado por el usuario.
</text:p>
      <text:list text:style-name="OrgNumberedList" text:continue-numbering="false">
        <text:list-item>
          <text:p text:style-name="Text_20_body">Imprima: con leyendas adecuadas la tupla l, s y r.
</text:p>
        </text:list-item>
      </text:list>
      <text:p text:style-name="OrgSrcBlock"><text:span text:style-name="OrgSrcFontLockVariableNameFace">lista</text:span><text:s/>=<text:s/><text:span text:style-name="OrgSrcRainbowDelimitersDepth1Face">[</text:span><text:span text:style-name="OrgSrcRainbowDelimitersDepth1Face">]</text:span></text:p>
      <text:p text:style-name="OrgSrcBlock"><text:span text:style-name="OrgSrcFontLockKeywordFace">for</text:span><text:s/>x<text:s/><text:span text:style-name="OrgSrcFontLockKeywordFace">in</text:span><text:s/><text:span text:style-name="OrgSrcFontLockBuiltinFace">range</text:span><text:span text:style-name="OrgSrcRainbowDelimitersDepth1Face">(</text:span>4<text:span text:style-name="OrgSrcRainbowDelimitersDepth1Face">)</text:span>:</text:p>
      <text:p text:style-name="OrgSrcBlock"><text:s/><text:s/><text:span text:style-name="OrgSrcFontLockVariableNameFace">n</text:span><text:s/>=<text:s/><text:span text:style-name="OrgSrcFontLockBuiltinFace">int</text:span><text:span text:style-name="OrgSrcRainbowDelimitersDepth1Face">(</text:span><text:span text:style-name="OrgSrcFontLockBuiltinFace">input</text:span><text:s/><text:span text:style-name="OrgSrcRainbowDelimitersDepth2Face">(</text:span><text:span text:style-name="OrgSrcFontLockStringFace">"ingrese<text:s/>un<text:s/>numero<text:s/>para<text:s/>agregar<text:s/>a<text:s/>la<text:s/>lista:<text:s/>"</text:span><text:span text:style-name="OrgSrcRainbowDelimitersDepth2Face">)</text:span><text:span text:style-name="OrgSrcRainbowDelimitersDepth1Face">)</text:span></text:p>
      <text:p text:style-name="OrgSrcBlock"><text:s/><text:s/>lista.append<text:span text:style-name="OrgSrcRainbowDelimitersDepth1Face">(</text:span>n<text:span text:style-name="OrgSrcRainbowDelimitersDepth1Face">)</text:span></text:p>
      <text:p text:style-name="OrgSrcBlock"/>
      <text:p text:style-name="OrgSrcBlockLastLine"><text:span text:style-name="OrgSrcFontLockKeywordFace">print</text:span><text:span text:style-name="OrgSrcRainbowDelimitersDepth1Face">(</text:span>lista<text:span text:style-name="OrgSrcRainbowDelimitersDepth1Face">)</text:span></text:p>
      <text:h text:style-name="Heading_20_1" text:outline-level="1" text:is-list-header="false">
<text:bookmark-start text:name="OrgXref.org10f80d0"/>
<text:bookmark text:name="org10f80d0"/>Ejercicio 8:
<text:bookmark-end text:name="OrgXref.org10f80d0"/></text:h>
      <text:p text:style-name="Text_20_body">Cree una lista y muestre:
</text:p>
      <text:list text:style-name="OrgNumberedList" text:continue-numbering="false">
        <text:list-item>
          <text:p text:style-name="Text_20_body">El acceso a un elemento de la lista.
</text:p>
        </text:list-item>
        <text:list-item>
          <text:p text:style-name="Text_20_body">Qué sucede si se intenta acceder a una posición inexistente de la
</text:p>
        </text:list-item>
      </text:list>
      <text:p text:style-name="Text_20_body">lista.
</text:p>
      <text:list text:style-name="OrgNumberedList" text:continue-numbering="false">
        <text:list-item>
          <text:p text:style-name="Text_20_body">Cómo se calcula la longitud de una lista.
</text:p>
        </text:list-item>
      </text:list>
      <text:p text:style-name="OrgSrcBlockLastLine"/>
      <text:h text:style-name="Heading_20_1" text:outline-level="1" text:is-list-header="false">
<text:bookmark-start text:name="OrgXref.org9da66e1"/>
<text:bookmark text:name="org9da66e1"/>Ejercicio 9:
<text:bookmark-end text:name="OrgXref.org9da66e1"/></text:h>
      <text:p text:style-name="Text_20_body">Construya un programa que permita que el usuario ingrese una
lista de dos elementos y luego desempaquete la lista en dos variables a
y b. Luego el programa debe imprimir las variables a y b.
</text:p>
      <text:p text:style-name="OrgSrcBlockLastLine"/>
      <text:h text:style-name="Heading_20_1" text:outline-level="1" text:is-list-header="false">
<text:bookmark-start text:name="OrgXref.org3c09817"/>
<text:bookmark text:name="org3c09817"/>Ejercicio 10:
<text:bookmark-end text:name="OrgXref.org3c09817"/></text:h>
      <text:p text:style-name="Text_20_body">Escriba un programa que permita que el usuario ingrese dos
valores en las variables a y b y luego empaquete dichos valores en una
lista. Luego el programa debe imprimir la tupla resultado.
</text:p>
      <text:p text:style-name="OrgSrcBlockLastLine"/>
      <text:h text:style-name="Heading_20_1" text:outline-level="1" text:is-list-header="false">
<text:bookmark-start text:name="OrgXref.orgc1a7ab9"/>
<text:bookmark text:name="orgc1a7ab9"/>Ejercicio 11:
<text:bookmark-end text:name="OrgXref.orgc1a7ab9"/></text:h>
      <text:p text:style-name="Text_20_body">Escriba un programa que permita que el usuario ingrese un
número a y una lista l. Luego el programa debe imprimir True si el
número a está en l y False en otro caso.
</text:p>
      <text:p text:style-name="OrgSrcBlockLastLine"/>
      <text:h text:style-name="Heading_20_1" text:outline-level="1" text:is-list-header="false">
<text:bookmark-start text:name="OrgXref.org59219d1"/>
<text:bookmark text:name="org59219d1"/>Ejercicio 12:
<text:bookmark-end text:name="OrgXref.org59219d1"/></text:h>
      <text:p text:style-name="Text_20_body">Escriba un programa que permita que el usuario ingrese un
número a y una lista l. Luego el programa debe imprimir por pantalla
la posición del número a en la lista l. En caso de que el número a no se
encuentre en l el programa debe imprimir -1.
</text:p>
      <text:p text:style-name="OrgSrcBlockLastLine"/>
      <text:h text:style-name="Heading_20_1" text:outline-level="1" text:is-list-header="false">
<text:bookmark-start text:name="OrgXref.org841a692"/>
<text:bookmark text:name="org841a692"/>Ejercicio 13:
<text:bookmark-end text:name="OrgXref.org841a692"/></text:h>
      <text:p text:style-name="Text_20_body">Realice las siguientes actividades:
</text:p>
      <text:list text:style-name="OrgNumberedList" text:continue-numbering="false">
        <text:list-item>
          <text:p text:style-name="Text_20_body">Explique el concepto de rodaja.
</text:p>
        </text:list-item>
        <text:list-item>
          <text:p text:style-name="Text_20_body">Explique el concepto de zancada.
</text:p>
        </text:list-item>
        <text:list-item>
          <text:p text:style-name="Text_20_body">Por cada concepto explicado de ejemplos.
</text:p>
        </text:list-item>
      </text:list>
      <text:p text:style-name="OrgSrcBlockLastLine"/>
      <text:h text:style-name="Heading_20_1" text:outline-level="1" text:is-list-header="false">
<text:bookmark-start text:name="OrgXref.orgc81894d"/>
<text:bookmark text:name="orgc81894d"/>Ejercicio 14:
<text:bookmark-end text:name="OrgXref.orgc81894d"/></text:h>
      <text:p text:style-name="Text_20_body">Escriba un programa que permita que el usuario ingrese un
número a y una lista l. Luego el programa debe mostrar por pantalla
la cantidad de veces que aparece el número a en la lista l.
</text:p>
      <text:p text:style-name="OrgSrcBlockLastLine"/>
      <text:h text:style-name="Heading_20_1" text:outline-level="1" text:is-list-header="false">
<text:bookmark-start text:name="OrgXref.org6decf78"/>
<text:bookmark text:name="org6decf78"/>Ejercicio 15:
<text:bookmark-end text:name="OrgXref.org6decf78"/></text:h>
      <text:p text:style-name="Text_20_body">Dada la lista l=[34, 3.2, Juan, Pedro,-2] se pide:
</text:p>
      <text:list text:style-name="OrgNumberedList" text:continue-numbering="false">
        <text:list-item>
          <text:p text:style-name="Text_20_body">Agregue al nal de l un string ingresado por el usuario.
</text:p>
        </text:list-item>
        <text:list-item>
          <text:p text:style-name="Text_20_body">Solicite al usuario un elemento y cuente la cantidad de veces que
</text:p>
        </text:list-item>
      </text:list>
      <text:p text:style-name="Text_20_body">aparece dicho elemento en l.
</text:p>
      <text:list text:style-name="OrgNumberedList" text:continue-numbering="false">
        <text:list-item>
          <text:p text:style-name="Text_20_body">Pida al usuario una lista s e incorporela al nal de l.
</text:p>
        </text:list-item>
        <text:list-item>
          <text:p text:style-name="Text_20_body">Invierta la lista l.
</text:p>
        </text:list-item>
      </text:list>
      <text:p text:style-name="OrgSrcBlockLastLine"/>
      <text:h text:style-name="Heading_20_1" text:outline-level="1" text:is-list-header="false">
<text:bookmark-start text:name="OrgXref.org219d4a7"/>
<text:bookmark text:name="org219d4a7"/>Ejercicio 16:
<text:bookmark-end text:name="OrgXref.org219d4a7"/></text:h>
      <text:p text:style-name="Text_20_body">Construya un programa que:
</text:p>
      <text:list text:style-name="OrgNumberedList" text:continue-numbering="false">
        <text:list-item>
          <text:p text:style-name="Text_20_body">Permita que el usuario ingrese una lista l de números enteros l.
</text:p>
        </text:list-item>
        <text:list-item>
          <text:p text:style-name="Text_20_body">Ordene la lista
</text:p>
        </text:list-item>
        <text:list-item>
          <text:p text:style-name="Text_20_body">Almacene en la variable mayor el mayor elemento de la lista
</text:p>
        </text:list-item>
        <text:list-item>
          <text:p text:style-name="Text_20_body">Almacene en la variable menor el menor elemento de la lista.
</text:p>
        </text:list-item>
        <text:list-item>
          <text:p text:style-name="Text_20_body">Imprima por pantalla la lista l y el elemento mayor y el elemento
</text:p>
        </text:list-item>
      </text:list>
      <text:p text:style-name="Text_20_body">menor.
</text:p>
      <text:p text:style-name="OrgSrcBlockLastLine"/>
      <text:h text:style-name="Heading_20_1" text:outline-level="1" text:is-list-header="false">
<text:bookmark-start text:name="OrgXref.orgac0a104"/>
<text:bookmark text:name="orgac0a104"/>Ejercicio 17:
<text:bookmark-end text:name="OrgXref.orgac0a104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una lista l.
</text:p>
        </text:list-item>
        <text:list-item>
          <text:p text:style-name="Text_20_body">Pida al usuario en elemento e.
</text:p>
        </text:list-item>
        <text:list-item>
          <text:p text:style-name="Text_20_body">Pida al usuario una posición p válida.
</text:p>
        </text:list-item>
        <text:list-item>
          <text:p text:style-name="Text_20_body">Inserte en la lista l el elemento e en la posición p.
</text:p>
        </text:list-item>
      </text:list>
      <text:p text:style-name="OrgSrc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3Face" style:family="text">
      <style:text-properties fo:color="#2d9574"/>
    </style:style>
    <style:style style:name="OrgSrcFontLockBuiltinFace" style:family="text">
      <style:text-properties fo:color="#4f97d7"/>
    </style:style>
    <style:style style:name="OrgSrcRainbowDelimitersDepth2Face" style:family="text">
      <style:text-properties fo:color="#bc6ec5"/>
    </style:style>
    <style:style style:name="OrgSrcFontLockKeywordFace" style:family="text">
      <style:text-properties fo:color="#b2b2b2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FontLockStringFace" style:family="text">
      <style:text-properties fo:color="#2d9574"/>
    </style:style>
    <style:style style:name="OrgSrcRainbowDelimitersDepth1Face" style:family="text">
      <style:text-properties fo:color="#4f97d7"/>
    </style:style>
    <style:style style:name="OrgSrcFontLockVariableNameFace" style:family="text">
      <style:text-properties fo:color="#7590db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uan Jose Della Vecchia</dc:creator>
    <meta:initial-creator>Juan Jose Della Vecchia</meta:initial-creator>
    <dc:date>2023-06-05T17:02:34</dc:date>
    <meta:creation-date>2023-06-05T17:02:34</meta:creation-date>
    <meta:generator>Emacs 27.1 (Org mode 9.3)</meta:generator>
    <meta:keyword/>
    <dc:subject/>
    <dc:title>Práctico Nro. 3.2: Tipos de Dato Colección - Listas</dc:title>
  </office:meta>
</office:document-meta>
</file>